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607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  <style:style style:name="ce2" style:family="table-cell" style:parent-style-name="Default">
      <style:text-properties fo:color="#00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5" table:number-columns-repeated="4" table:default-cell-style-name="Default"/>
        <table:table-row table:style-name="ro3">
          <table:table-cell office:value-type="string">
            <text:p>LIGHT</text:p>
          </table:table-cell>
          <table:table-cell office:value-type="string">
            <text:p>Wavelength0</text:p>
          </table:table-cell>
          <table:table-cell/>
          <table:table-cell office:value-type="string">
            <text:p>AIR-GLASS</text:p>
          </table:table-cell>
          <table:table-cell table:number-columns-repeated="3"/>
          <table:table-cell office:value-type="string">
            <text:p>LENGTHS</text:p>
          </table:table-cell>
          <table:table-cell/>
        </table:table-row>
        <table:table-row table:style-name="ro3">
          <table:table-cell office:value-type="string">
            <text:p>yellow</text:p>
          </table:table-cell>
          <table:table-cell table:formula="of:=589*(10^-9)" office:value-type="float" office:value="0.000000589">
            <text:p>0.000000589</text:p>
          </table:table-cell>
          <table:table-cell/>
          <table:table-cell office:value-type="string">
            <text:p>theta red light_a2g</text:p>
          </table:table-cell>
          <table:table-cell table:formula="of:=[.$B$20]-[.E21]" office:value-type="float" office:value="27.5306856103694">
            <text:p>27.5306856104</text:p>
          </table:table-cell>
          <table:table-cell table:number-columns-repeated="4"/>
        </table:table-row>
        <table:table-row table:style-name="ro3">
          <table:table-cell office:value-type="string">
            <text:p>red</text:p>
          </table:table-cell>
          <table:table-cell table:style-name="ce1" table:formula="of:=635*(10^-9)" office:value-type="float" office:value="0.000000635">
            <text:p>0.000000635</text:p>
          </table:table-cell>
          <table:table-cell/>
          <table:table-cell office:value-type="string">
            <text:p>theta green light_a2g</text:p>
          </table:table-cell>
          <table:table-cell table:formula="of:=[.$B$20]-[.E22]" office:value-type="float" office:value="27.7346824385456">
            <text:p>27.7346824385</text:p>
          </table:table-cell>
          <table:table-cell table:number-columns-repeated="2"/>
          <table:table-cell office:value-type="string">
            <text:p>L </text:p>
          </table:table-cell>
          <table:table-cell office:value-type="float" office:value="0.049">
            <text:p>0.049</text:p>
          </table:table-cell>
        </table:table-row>
        <table:table-row table:style-name="ro3">
          <table:table-cell office:value-type="string">
            <text:p>green</text:p>
          </table:table-cell>
          <table:table-cell table:style-name="ce1" table:formula="of:=535*(10^-9)" office:value-type="float" office:value="0.000000535">
            <text:p>0.000000535</text:p>
          </table:table-cell>
          <table:table-cell table:number-columns-repeated="5"/>
          <table:table-cell office:value-type="string">
            <text:p>percentage</text:p>
          </table:table-cell>
          <table:table-cell office:value-type="float" office:value="0.7">
            <text:p>0.7</text:p>
          </table:table-cell>
        </table:table-row>
        <table:table-row table:style-name="ro3">
          <table:table-cell table:number-columns-repeated="3"/>
          <table:table-cell office:value-type="string">
            <text:p>angle input red</text:p>
          </table:table-cell>
          <table:table-cell table:style-name="ce2" table:formula="of:=ASIN(([.B12]/[.$B$11])*SIN([.E2]*([.$B$18]/180)))*(180/[.$B$18])" office:value-type="float" office:value="48.2144447464379">
            <text:p>48.2144447464</text:p>
          </table:table-cell>
          <table:table-cell table:number-columns-repeated="2"/>
          <table:table-cell office:value-type="string">
            <text:p>c1</text:p>
          </table:table-cell>
          <table:table-cell/>
        </table:table-row>
        <table:table-row table:style-name="ro3">
          <table:table-cell office:value-type="string">
            <text:p>LIGHTSPEED</text:p>
          </table:table-cell>
          <table:table-cell office:value-type="float" office:value="299792458">
            <text:p>299792458</text:p>
          </table:table-cell>
          <table:table-cell/>
          <table:table-cell office:value-type="string">
            <text:p>angle input green</text:p>
          </table:table-cell>
          <table:table-cell table:style-name="ce2" table:formula="of:=ASIN(([.B13]/[.$B$11])*SIN([.E3]*([.$B$18]/180)))*(180/[.$B$18])" office:value-type="float" office:value="49.0220050751587">
            <text:p>49.0220050752</text:p>
          </table:table-cell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 office:value-type="string">
            <text:p>MATERIAL</text:p>
          </table:table-cell>
          <table:table-cell table:number-columns-repeated="8"/>
        </table:table-row>
        <table:table-row table:style-name="ro3">
          <table:table-cell office:value-type="string">
            <text:p>air</text:p>
          </table:table-cell>
          <table:table-cell office:value-type="float" office:value="1.000293">
            <text:p>1.000293</text:p>
          </table:table-cell>
          <table:table-cell table:number-columns-repeated="7"/>
        </table:table-row>
        <table:table-row table:style-name="ro3">
          <table:table-cell office:value-type="string">
            <text:p>Glass red light</text:p>
          </table:table-cell>
          <table:table-cell office:value-type="float" office:value="1.61364">
            <text:p>1.61364</text:p>
          </table:table-cell>
          <table:table-cell table:number-columns-repeated="7"/>
        </table:table-row>
        <table:table-row table:style-name="ro3">
          <table:table-cell office:value-type="string">
            <text:p>Glass green light</text:p>
          </table:table-cell>
          <table:table-cell office:value-type="float" office:value="1.62273">
            <text:p>1.62273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>
            <text:p>critical angle red</text:p>
          </table:table-cell>
          <table:table-cell table:formula="of:=ASIN([.$B$11]/[.B12])*(180/[.$B$18])" office:value-type="float" office:value="38.3087220817085">
            <text:p>38.3087220817</text:p>
          </table:table-cell>
          <table:table-cell table:number-columns-repeated="7"/>
        </table:table-row>
        <table:table-row table:style-name="ro3">
          <table:table-cell office:value-type="string">
            <text:p>critical angle green</text:p>
          </table:table-cell>
          <table:table-cell table:formula="of:=ASIN([.$B$11]/[.B13])*(180/[.$B$18])" office:value-type="float" office:value="38.0556108736928">
            <text:p>38.0556108737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>
            <text:p>PI</text:p>
          </table:table-cell>
          <table:table-cell table:formula="of:=PI()" office:value-type="float" office:value="3.14159265358979">
            <text:p>3.1415926536</text:p>
          </table:table-cell>
          <table:table-cell/>
          <table:table-cell office:value-type="string">
            <text:p>GLASS-AIR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ngle output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3">
          <table:table-cell office:value-type="string">
            <text:p>FIXED ANGLE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>
            <text:p>theta red light_g2a</text:p>
          </table:table-cell>
          <table:table-cell table:formula="of:=ASIN(([.$B$11]/[.B12])*SIN([.$E$19]*([.$B$18]/180)))*(180/[.$B$18])" office:value-type="float" office:value="32.4693143896306">
            <text:p>32.4693143896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theta green light_g2a</text:p>
          </table:table-cell>
          <table:table-cell table:formula="of:=ASIN(([.$B$11]/[.B13])*SIN([.$E$19]*([.$B$18]/180)))*(180/[.$B$18])" office:value-type="float" office:value="32.2653175614544">
            <text:p>32.2653175615</text:p>
          </table:table-cell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</meta:initial-creator>
    <meta:creation-date>2013-07-29T12:18:25</meta:creation-date>
    <dc:date>2013-08-03T14:28:40</dc:date>
    <dc:creator>Ariel </dc:creator>
    <meta:editing-duration>PT12H31M33S</meta:editing-duration>
    <meta:editing-cycles>3</meta:editing-cycles>
    <meta:generator>LibreOffice/3.5$Linux_x86 LibreOffice_project/350m1$Build-2</meta:generator>
    <meta:document-statistic meta:table-count="3" meta:cell-count="47" meta:object-count="0"/>
  </office:meta>
</office:document-meta>
</file>